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994"/>
    </style:style>
    <style:style style:name="P2" style:family="paragraph" style:parent-style-name="Standard">
      <style:paragraph-properties fo:text-align="start" style:justify-single-word="false"/>
      <style:text-properties officeooo:rsid="000568eb" officeooo:paragraph-rsid="000568eb"/>
    </style:style>
    <style:style style:name="P3" style:family="paragraph" style:parent-style-name="Standard">
      <style:text-properties officeooo:paragraph-rsid="000582fe"/>
    </style:style>
    <style:style style:name="T1" style:family="text">
      <style:text-properties officeooo:rsid="00054994"/>
    </style:style>
    <style:style style:name="T2" style:family="text">
      <style:text-properties officeooo:rsid="00058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Los tipos mime sirven para catalogar e identificar los archivos y para que la aplicación sepa como interpretar el archivo según el tipo</text:p>
      <text:p text:style-name="Standard"/>
      <text:p text:style-name="Standard">**Tipo<text:tab/><text:tab/>Subtipo<text:tab/>Descripción<text:tab/><text:tab/><text:tab/><text:tab/><text:tab/>Ejemplo de extensión**</text:p>
      <text:p text:style-name="Standard">text<text:tab/><text:tab/>plain<text:tab/><text:tab/>Texto plano<text:tab/><text:tab/><text:tab/><text:tab/><text:tab/>.txt, .html, .css</text:p>
      <text:p text:style-name="Standard">image<text:tab/><text:tab/>jpeg<text:tab/><text:tab/>Imagen JPEG<text:tab/><text:tab/><text:tab/><text:tab/><text:tab/>.j<text:span text:style-name="T1">p</text:span>g, .jpeg</text:p>
      <text:p text:style-name="Standard">image<text:tab/><text:tab/>png<text:tab/><text:tab/>Imagen PNG<text:tab/><text:tab/><text:tab/><text:tab/><text:tab/>.png</text:p>
      <text:p text:style-name="Standard">image<text:tab/><text:tab/>gif<text:tab/><text:tab/>Imagen GIF<text:tab/><text:tab/><text:tab/><text:tab/><text:tab/>.gif</text:p>
      <text:p text:style-name="Standard">audio<text:tab/><text:tab/>mp3<text:tab/><text:tab/>Audio MP3<text:tab/><text:tab/><text:tab/><text:tab/><text:tab/>.mp3</text:p>
      <text:p text:style-name="P1">video<text:tab/><text:tab/>mp4<text:tab/><text:tab/>Vídeo MP4<text:tab/><text:tab/><text:tab/><text:tab/><text:tab/>.mp4<text:tab/></text:p>
      <text:p text:style-name="P1">application<text:tab/>pdf<text:tab/><text:tab/>Documento PDF<text:tab/><text:tab/><text:tab/><text:tab/>.pdf</text:p>
      <text:p text:style-name="Standard">application<text:tab/>zip<text:tab/><text:tab/>Archivo comprimido ZIP<text:tab/><text:tab/><text:tab/>.zip</text:p>
      <text:p text:style-name="Standard">application<text:tab/>word<text:tab/><text:tab/>Documento de Microsoft Word<text:tab/><text:tab/>.docx</text:p>
      <text:p text:style-name="Standard">application<text:tab/>excel<text:tab/><text:tab/>Hoja de cálculo de Microsoft Exce<text:span text:style-name="T1">l<text:tab/><text:tab/></text:span>.xlsx</text:p>
      <text:p text:style-name="Standard">application<text:tab/>powerpoint<text:tab/>Presentación de Microsoft PowerPoint<text:tab/>.pptx</text:p>
      <text:p text:style-name="P3"><text:span text:style-name="T2">application<text:tab/>json<text:tab/><text:tab/></text:span>Datos estructurados en formato JSON<text:tab/>.<text:span text:style-name="T2">js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3:03:02.743695143</meta:creation-date>
    <dc:date>2024-04-26T13:16:18.559428144</dc:date>
    <meta:editing-duration>PT2M44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1" meta:paragraph-count="14" meta:word-count="49" meta:character-count="338" meta:non-whitespace-character-count="302"/>
  </office:meta>
</office:document-meta>
</file>